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44cm" svg:height="12.624cm" svg:x="7.425cm" svg:y="0.79cm">
            <draw:object draw:notify-on-update-of-ranges="Sheet1.A1:Sheet1.A38 Sheet1.B1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85" calcext:value-type="float">
            <text:p>16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23" calcext:value-type="float">
            <text:p>14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588" calcext:value-type="float">
            <text:p>124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469" calcext:value-type="float">
            <text:p>96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932" calcext:value-type="float">
            <text:p>1419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574" calcext:value-type="float">
            <text:p>123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432" calcext:value-type="float">
            <text:p>2554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468" calcext:value-type="float">
            <text:p>664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598" calcext:value-type="float">
            <text:p>84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927" calcext:value-type="float">
            <text:p>369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3:47:44.037000000</meta:creation-date>
    <dc:date>2026-04-02T14:11:48.871000000</dc:date>
    <meta:editing-duration>PT3M43S</meta:editing-duration>
    <meta:editing-cycles>1</meta:editing-cycles>
    <meta:document-statistic meta:table-count="1" meta:cell-count="76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45cm" svg:height="12.625cm" xlink:href=".." xlink:type="simple" chart:class="chart:bar" chart:style-name="ch1">
        <chart:legend chart:legend-position="end" svg:x="20.182cm" svg:y="6.013cm" style:legend-expansion="high" chart:style-name="ch2"/>
        <chart:plot-area chart:style-name="ch3" table:cell-range-address="Sheet1.A1:Sheet1.B38" chart:data-source-has-labels="column" svg:x="0.448cm" svg:y="0.252cm" svg:width="19.286cm" svg:height="12.121cm">
          <chart:coordinate-region svg:x="1.81cm" svg:y="0.451cm" svg:width="17.924cm" svg:height="11.275cm"/>
          <chart:axis chart:dimension="x" chart:name="primary-x" chart:style-name="ch4" chartooo:axis-type="auto">
            <chartooo:date-scale/>
            <chart:categories table:cell-range-address="Sheet1.A1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8" chart:class="chart:ba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38</svg:desc>
                </draw:g>
              </table:table-cell>
              <table:table-cell office:value-type="float" office:value="0">
                <text:p>0</text:p>
                <draw:g>
                  <svg:desc>Sheet1.B1:Sheet1.B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685">
                <text:p>16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23">
                <text:p>145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4588">
                <text:p>1245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469">
                <text:p>96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1932">
                <text:p>141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3574">
                <text:p>1235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5432">
                <text:p>2554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468">
                <text:p>664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4598">
                <text:p>845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6927">
                <text:p>36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